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
  <manifest:file-entry manifest:full-path="ObjectReplacements/Object 1"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tyles.xml" manifest:media-type="text/xml"/>
  <manifest:file-entry manifest:full-path="Object 52/settings.xml" manifest:media-type="text/xml"/>
  <manifest:file-entry manifest:full-path="Object 52/" manifest:version="1.3" manifest:media-type="application/vnd.oasis.opendocument.graphics"/>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431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9in"/>
    </style:style>
    <style:style style:name="Table1.E"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7.1319in" fo:margin-left="-0.0417in" fo:margin-top="0in" fo:margin-bottom="0in" table:align="left"/>
    </style:style>
    <style:style style:name="Table2.A" style:family="table-column">
      <style:table-column-properties style:column-width="0.9097in"/>
    </style:style>
    <style:style style:name="Table2.B" style:family="table-column">
      <style:table-column-properties style:column-width="0.8889in"/>
    </style:style>
    <style:style style:name="Table2.C" style:family="table-column">
      <style:table-column-properties style:column-width="0.8882in"/>
    </style:style>
    <style:style style:name="Table2.D" style:family="table-column">
      <style:table-column-properties style:column-width="0.8896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Standard">
      <style:text-properties officeooo:rsid="01ab415c" officeooo:paragraph-rsid="01ab415c"/>
    </style:style>
    <style:style style:name="P119" style:family="paragraph" style:parent-style-name="Standard">
      <style:text-properties officeooo:rsid="01ac9380" officeooo:paragraph-rsid="01ac9380"/>
    </style:style>
    <style:style style:name="P120" style:family="paragraph" style:parent-style-name="Text_20_body">
      <style:text-properties officeooo:rsid="01ae1f4c" officeooo:paragraph-rsid="01ae1f4c"/>
    </style:style>
    <style:style style:name="P121" style:family="paragraph" style:parent-style-name="Text_20_body">
      <style:text-properties officeooo:rsid="01b9e765" officeooo:paragraph-rsid="01b9e765"/>
    </style:style>
    <style:style style:name="P122"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T41" style:family="text">
      <style:text-properties officeooo:rsid="01b2e5ca"/>
    </style:style>
    <style:style style:name="T42" style:family="text">
      <style:text-properties officeooo:rsid="01c2a38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 <text:span text:style-name="T41">and physics lab experiments </text:span><text:span text:style-name="T42">and cosmological observations</text:span></text:p>
      <text:p text:style-name="P1">We begin by assuming:</text:p>
      <text:p text:style-name="P1"><draw:frame draw:style-name="fr1" draw:name="Object1" text:anchor-type="as-char" svg:y="-0.1508in" svg:width="0.4937in" svg:height="0.1862in"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1827in" svg:width="6.0846in" svg:height="0.252in"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2929in" svg:width="2.7366in" svg:height="0.4673in"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2902in" svg:width="5.3028in" svg:height="0.4398in"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2925in" svg:width="4.4764in" svg:height="0.4654in"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1728in" svg:width="6.5409in" svg:height="0.2339in"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19">Sigma select World 1 and World 2</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text:soft-page-break/>A<text:span text:style-name="T10">any </text:span><text:span text:style-name="T11">is inter loka dimension gradient inclusive and exclusive of “normal” dimensions.</text:span></text:p>
      <text:p text:style-name="P29"><draw:frame draw:style-name="fr1" draw:name="Object31" text:anchor-type="as-char" svg:y="-0.1484in" svg:width="0.2398in" svg:height="0.2098in"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1492in" svg:width="0.1583in" svg:height="0.2102in"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draw:frame draw:style-name="fr1" draw:name="Object33" text:anchor-type="as-char" svg:y="-0.1484in" svg:width="0.2008in" svg:height="0.2071in"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1484in" svg:width="0.1366in" svg:height="0.1866in"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172in" svg:width="0.4917in" svg:height="0.2102in"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172in" svg:width="0.4957in" svg:height="0.2173in"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172in" svg:width="0.4008in" svg:height="0.2146in"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1492in" svg:width="0.911in" svg:height="0.2102in"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1728in" svg:width="1.6181in" svg:height="0.2339in"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2445in" svg:width="2.1126in" svg:height="0.3953in"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1827in" svg:width="3.3654in" svg:height="0.252in" draw:z-index="6"><draw:object xlink:href="./Object 7" xlink:type="simple" xlink:show="embed" xlink:actuate="onLoad"/><draw:image xlink:href="./ObjectReplacements/Object 7"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1484in" svg:width="0.8264in" svg:height="0.2071in" draw:z-index="39"><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1484in" svg:width="1.0425in" svg:height="0.2071in" draw:z-index="40"><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1484in" svg:width="0.6756in" svg:height="0.2071in" draw:z-index="41"><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2075in" svg:width="1.2217in" svg:height="0.2661in" draw:z-index="42"><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2146in" svg:width="2.2374in" svg:height="0.2728in" draw:z-index="43"><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ext:soft-page-break/>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1516in" svg:width="0.4957in" svg:height="0.1866in" draw:z-index="7"><draw:object xlink:href="./Object 8" xlink:type="simple" xlink:show="embed" xlink:actuate="onLoad"/><draw:image xlink:href="./ObjectReplacements/Object 8" xlink:type="simple" xlink:show="embed" xlink:actuate="onLoad"/></draw:frame>and <draw:frame draw:style-name="fr1" draw:name="Object9" text:anchor-type="as-char" svg:y="-0.1508in" svg:width="0.3717in" svg:height="0.1862in"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ext:soft-page-break/>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1508in" svg:width="0.3717in" svg:height="0.1862in"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1516in" svg:width="0.3598in" svg:height="0.1866in"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1484in" svg:width="0.5791in" svg:height="0.1839in"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152in" svg:width="0.7311in" svg:height="0.2in"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1484in" svg:width="2.1953in" svg:height="0.2091in"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1484in" svg:width="0.5492in" svg:height="0.1839in"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2689in" svg:width="1.1972in" svg:height="0.3575in"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1516in" svg:width="0.3425in" svg:height="0.1866in"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1728in" svg:width="0.5055in" svg:height="0.2339in" draw:z-index="44"><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1819in" svg:width="1.378in" svg:height="0.2508in"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1484in" svg:width="1.0646in" svg:height="0.1874in" draw:z-index="21"><draw:object xlink:href="./Object 25" xlink:type="simple" xlink:show="embed" xlink:actuate="onLoad"/><draw:image xlink:href="./ObjectReplacements/Object 25" xlink:type="simple" xlink:show="embed" xlink:actuate="onLoad"/></draw:frame></text:p>
      <text:p text:style-name="P25"/>
      <text:p text:style-name="P25"><text:soft-page-break/><draw:frame draw:style-name="fr1" draw:name="Object26" text:anchor-type="as-char" svg:y="-0.5252in" svg:width="2.0866in" svg:height="0.6161in" draw:z-index="22"><draw:object xlink:href="./Object 26" xlink:type="simple" xlink:show="embed" xlink:actuate="onLoad"/><draw:image xlink:href="./ObjectReplacements/Object 26" xlink:type="simple" xlink:show="embed" xlink:actuate="onLoad"/></draw:frame></text:p>
      <text:p text:style-name="P25"/>
      <text:p text:style-name="P25"><draw:frame draw:style-name="fr1" draw:name="Object27" text:anchor-type="as-char" svg:y="-0.2898in" svg:width="0.7925in" svg:height="0.4634in"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2898in" svg:width="0.6693in" svg:height="0.4634in" draw:z-index="45"><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1484in" svg:width="0.6429in" svg:height="0.2098in"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1484in" svg:width="0.2126in" svg:height="0.2098in"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2744in" svg:width="1.0535in" svg:height="0.4472in"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text:soft-page-break/></text:p>
      <text:p text:style-name="P37">The entropy wave function spreads to 5 dimenstions instead of 3 and an extra 6 th dimension parallel to direction of travel of the waves.</text:p>
      <text:p text:style-name="P37">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text:soft-page-break/>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1953in" svg:width="0.8134in" svg:height="0.3437in" draw:z-index="35"><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172in" svg:width="3.0484in" svg:height="0.2327in" draw:z-index="36"><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1484in" svg:width="1.5665in" svg:height="0.2091in" draw:z-index="37"><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ext:soft-page-break/>This might mean that if a human being dies in space on a spacecraft away from a planet, they might fail to reincarnate.</text:p>
      <text:p text:style-name="P64">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5.5516in" svg:height="3.9366in"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2445in" svg:width="3.2138in" svg:height="0.3953in" draw:z-index="38"><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h text:style-name="Heading_20_1" text:outline-level="1"><text:soft-page-break/>Jewish temple</text:h>
      <text:p text:style-name="P118">The Solomon temple allowed higher reality beings to come down to a lower layer of reality and then back.</text:p>
      <text:p text:style-name="P118">This would be done by filling a room in it with exhaust from lignite coal burner, and placing a free energy generator in the middle of it.</text:p>
      <text:h text:style-name="Heading_20_1" text:outline-level="1">Divergence of World 1 and World 2</text:h>
      <text:p text:style-name="P120">The “Narayan” and “Graveyard’ level is only for sigma equals one, the Indraloka (slave and Dweller) is only for sigma equals zero.</text:p>
      <text:h text:style-name="Heading_20_1" text:outline-level="1">Power Tower production and some conventional</text:h>
      <text:p text:style-name="P121">At least 2% of power during daytime has to be produced conventionally.</text:p>
      <text:p text:style-name="P121"/>
      <text:h text:style-name="P122"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29T12:23:04.906521528</dc:date>
    <meta:editing-duration>PT19H1M5S</meta:editing-duration>
    <meta:editing-cycles>317</meta:editing-cycles>
    <meta:generator>LibreOffice/7.3.7.2$Linux_X86_64 LibreOffice_project/30$Build-2</meta:generator>
    <meta:document-statistic meta:table-count="2" meta:image-count="0" meta:object-count="46" meta:page-count="17" meta:paragraph-count="515" meta:word-count="6143" meta:character-count="35795" meta:non-whitespace-character-count="30117"/>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v</mi>
          <mi mathvariant="italic">any</mi>
        </msub>
      </mrow>
    </mrow>
    <annotation encoding="StarMath 5.0">{ Z _ 1 { F _ 1 + Z _ 2 } { ( { { I + %phi ^ invertedB _ %rho } ( { g ^ %mu _ %eta - I } ) } ) = ( { m _ 0 + { u _ EM / c ^ 2 } } )   ( %psi (x^%mu+nabla . %psi /r^%pi/c)) ( { %psi  ( { x _ %mu + partial _ %mu  %phi / 1000000000  } )})  v_any }}</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sup>
              <mi mathvariant="italic">dl</mi>
              <mrow>
                <mi mathvariant="italic">lvl</mi>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dl ^ lvl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row>
        <msub>
          <mi>F</mi>
          <mn>2</mn>
        </msub>
        <mo stretchy="false">=</mo>
        <mrow>
          <mrow>
            <mo fence="true" form="prefix" stretchy="false">(</mo>
            <mrow>
              <mrow>
                <mrow>
                  <msub>
                    <mi>u</mi>
                    <mi>δ</mi>
                  </msub>
                  <mo stretchy="false">−</mo>
                  <mi mathvariant="italic">valt</mi>
                </mrow>
                <mrow>
                  <msup>
                    <mrow>
                      <mo fence="true" form="prefix" stretchy="false">(</mo>
                      <mrow>
                        <msub>
                          <mi>u</mi>
                          <mi>δ</mi>
                        </msub>
                      </mrow>
                      <mo fence="true" form="postfix" stretchy="false">)</mo>
                    </mrow>
                    <mi>σ</mi>
                  </msup>
                  <mo stretchy="false">/</mo>
                  <msubsup>
                    <mi>u</mi>
                    <mi>δ</mi>
                    <mi>σ</mi>
                  </msubsup>
                </mrow>
              </mrow>
            </mrow>
            <mo fence="true" form="postfix" stretchy="false">)</mo>
          </mrow>
          <msubsup>
            <mi mathvariant="italic">dt</mi>
            <mi>δ</mi>
            <mi>σ</mi>
          </msubsup>
          <msubsup>
            <mi>u</mi>
            <mi>δ</mi>
            <mi>σ</mi>
          </msubsup>
          <msub>
            <mi>F</mi>
            <mn>2</mn>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i>α</mi>
                    <mi>β</mi>
                  </mrow>
                </msubsup>
                <mover accent="true">
                  <mover accent="true">
                    <msub>
                      <mi>c</mi>
                      <mi>ω</mi>
                    </msub>
                    <mo stretchy="false">⃗</mo>
                  </mover>
                  <mo stretchy="false">^</mo>
                </mover>
                <msub>
                  <mi>h</mi>
                  <mi>h</mi>
                </msub>
              </mrow>
            </mrow>
            <mo fence="true" form="postfix" stretchy="false">)</mo>
          </mrow>
        </mrow>
      </mrow>
      <msub>
        <mi>ψ</mi>
        <mi>λ</mi>
      </msub>
    </mrow>
    <annotation encoding="StarMath 5.0">F_2={( { { u _ %delta - valt } { ( u _ %delta ) ^ %sigma / u ^ %sigma _ %delta } } ) dt ^ %sigma _ %delta u ^ %sigma _ %delta F _ 2  ( { { { { { +- mc ^ 3 + q } c A _ "any" } over { m c ^ 3 } } + %phi ^ %DELTA _ %rho } K ^ { %eta %rho %alpha %beta } _ { %mu %omega } hat vec c _ %omega h_h  } ) } %psi_%lambda</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sup>
        <mi>ψ</mi>
        <mrow>
          <mo fence="true" form="prefix" stretchy="true">(</mo>
          <mrow>
            <mi>λ</mi>
          </mrow>
          <mo fence="true" form="postfix" stretchy="true">)</mo>
        </mrow>
      </msup>
      <mrow>
        <mo stretchy="false">∫</mo>
        <mrow>
          <mo fence="true" form="prefix" stretchy="false">(</mo>
          <mrow>
            <mrow>
              <msup>
                <mrow>
                  <mo stretchy="false">∫</mo>
                  <msqrt>
                    <mrow>
                      <msub>
                        <mi mathvariant="italic">valt</mi>
                        <mi>γ</mi>
                      </msub>
                      <mrow>
                        <mo fence="true" form="prefix" stretchy="false">(</mo>
                        <mrow>
                          <mrow>
                            <mrow>
                              <msub>
                                <mi>u</mi>
                                <mi>α</mi>
                              </msub>
                              <mo stretchy="false">+</mo>
                              <mfrac>
                                <mn>1</mn>
                                <mn>2</mn>
                              </mfrac>
                            </mrow>
                            <msup>
                              <mi>c</mi>
                              <mrow>
                                <mo stretchy="false">−</mo>
                                <mn>1</mn>
                              </mrow>
                            </msup>
                            <msubsup>
                              <mi>u</mi>
                              <mi>α</mi>
                              <mn>2</mn>
                            </msubsup>
                          </mrow>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row>
                  <mo fence="true" form="prefix" stretchy="false">|</mo>
                  <mrow>
                    <mi>k</mi>
                  </mrow>
                  <mo fence="true" form="postfix" stretchy="false">|</mo>
                </mrow>
              </msup>
              <msub>
                <mi>u</mi>
                <mi>γ</mi>
              </msub>
              <msub>
                <mi mathvariant="italic">dt</mi>
                <mi>δ</mi>
              </msub>
            </mrow>
          </mrow>
          <mo fence="true" form="postfix" stretchy="false">)</mo>
        </mrow>
      </mrow>
    </mrow>
    <annotation encoding="StarMath 5.0">{ { Z _ 2 = ( { m _ 0 + { u _ EM / c ^ 2 } } ) } k %psi ^ left ( { %lambda } right ) int ( { int sqrt { valt _ %gamma ( u _ %alpha + 1 over 2 c^-1 u_%alpha ^2 ) { u _ %beta + d } { ( { k _ %epsilon A ^ %mu _ %mu q ^ 2 r ^ {T } _ %pi } ) / d } r ^ T _ %pi } } ^ lline k rline u _ %gamma dt _ %delta  )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n>2</mn>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sup>
        <mi mathvariant="normal">Μ</mi>
        <mrow>
          <mi>ι</mi>
          <mi>η</mi>
          <mi>d</mi>
        </mrow>
        <mrow>
          <mo fence="true" form="prefix" stretchy="false">(</mo>
          <mrow>
            <mi>λ</mi>
          </mrow>
          <mo fence="true" form="postfix" stretchy="false">)</mo>
        </mrow>
      </msubsup>
    </mrow>
    <annotation encoding="StarMath 5.0">{ { F _ 1 = ( { 2 { %phi ^ inverted _ %rho + 1 } } ) } ( { { { +- mc ^ 3 + d } { S _ "any" / dt } } over { m c ^ 3 } } ) %MU _ { %iota %eta d }^(%lambda)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sup>
        <mo stretchy="false">∂</mo>
        <mi>μ</mi>
      </msup>
      <mrow>
        <msub>
          <mo stretchy="false">∂</mo>
          <mi>μ</mi>
        </msub>
        <mo stretchy="false">−</mo>
        <mn>2</mn>
      </mrow>
      <mrow>
        <mi>B</mi>
        <mrow>
          <mrow>
            <mo fence="true" form="prefix" stretchy="false">⟨</mo>
            <mrow>
              <mrow>
                <mrow>
                  <mtext/>
                  <mo stretchy="false">⊗</mo>
                  <mtext/>
                </mrow>
                <mi>;</mi>
                <mrow>
                  <mtext/>
                  <mo stretchy="false">⊙</mo>
                  <mtext/>
                </mrow>
              </mrow>
            </mrow>
            <mo fence="true" form="postfix" stretchy="false">⟩</mo>
          </mrow>
          <mi>B</mi>
        </mrow>
      </mrow>
    </mrow>
    <annotation encoding="StarMath 5.0">{ { v _ 3 = { 1 over 2 } } hbar ^ 2 partial ^ %mu { partial _ %mu - 2 } { B { langle { "" otimes ""; "" odot ""} rangle B}  } }</annotation>
  </semantics>
</math>
</file>

<file path=Object 7/content.xml><?xml version="1.0" encoding="utf-8"?>
<math xmlns="http://www.w3.org/1998/Math/MathML" display="block">
  <semantics>
    <mrow>
      <msub>
        <mi>v</mi>
        <mn>4</mn>
      </msub>
      <mo stretchy="false">=</mo>
      <mrow>
        <mo fence="true" form="prefix" stretchy="false">(</mo>
        <mrow>
          <mrow>
            <mrow>
              <mo stretchy="false">−</mo>
              <mi>c</mi>
            </mrow>
            <mi>,</mi>
            <mrow>
              <mo stretchy="false">∫</mo>
              <msub>
                <mi>Z</mi>
                <mn>1</mn>
              </msub>
            </mrow>
            <mi mathvariant="italic">dr</mi>
            <mi>,</mi>
            <mi mathvariant="italic">Aq</mi>
            <mi>,</mi>
            <msqrt>
              <mrow>
                <mi>B</mi>
                <mo stretchy="false">⊗</mo>
                <mi>B</mi>
              </mrow>
            </msqrt>
          </mrow>
        </mrow>
        <mo fence="true" form="postfix" stretchy="false">)</mo>
      </mrow>
      <mo stretchy="false">=</mo>
      <mrow>
        <mo fence="true" form="prefix" stretchy="false">(</mo>
        <mrow>
          <mrow>
            <mrow>
              <mo stretchy="false">−</mo>
              <mi>c</mi>
            </mrow>
            <mi>,</mi>
            <mn>50</mn>
            <mi>,</mi>
            <mn>50</mn>
            <mi>,</mi>
            <mn>50</mn>
          </mrow>
        </mrow>
        <mo fence="true" form="postfix" stretchy="false">)</mo>
      </mrow>
    </mrow>
    <annotation encoding="StarMath 5.0"> v _ 4 =(-c,int Z_1 dr,Aq, sqrt {B otimes B} )=( -c,50,50,50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